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  <style:style style:family="table" style:name="ta1">
      <style:table-properties table:display="true"/>
    </style:style>
    <style:style style:family="table" style:name="ta2">
      <style:table-properties table:display="true"/>
    </style:style>
  </office:automatic-styles>
  <office:body>
    <office:spreadsheet>
      <table:table table:style-name="ta0" table:name="Bare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Goñi</text:p>
          </table:table-cell>
          <table:table-cell office:value-type="string">
            <text:p>Beriain 32</text:p>
          </table:table-cell>
          <table:table-cell office:value-type="string">
            <text:p>Comunidad Foral de Navarra</text:p>
          </table:table-cell>
          <table:table-cell office:value-type="string">
            <text:p>Navarra</text:p>
          </table:table-cell>
          <table:table-cell office:value-type="string">
            <text:p>[Miguel]</text:p>
          </table:table-cell>
          <table:table-cell office:value-type="string">
            <text:p>caravinero fresco del cantabrico</text:p>
          </table:table-cell>
          <table:table-cell office:value-type="string">
            <text:p>pulpo gallego con patatas panaderas</text:p>
          </table:table-cell>
          <table:table-cell office:value-type="string">
            <text:p>confit de conejo con romero y tomillo</text:p>
          </table:table-cell>
          <table:table-cell office:value-type="string">
            <text:p>croquetas</text:p>
          </table:table-cell>
          <table:table-cell office:value-type="string">
            <text:p>caracoles</text:p>
          </table:table-cell>
        </table:table-row>
        <table:table-row>
          <table:table-cell office:value-type="string">
            <text:p>Cañas</text:p>
          </table:table-cell>
          <table:table-cell office:value-type="string">
            <text:p>Calle Perez Goyena 16</text:p>
          </table:table-cell>
          <table:table-cell office:value-type="string">
            <text:p>Comunidad Foral de Navarra</text:p>
          </table:table-cell>
          <table:table-cell office:value-type="string">
            <text:p>Navarra</text:p>
          </table:table-cell>
          <table:table-cell office:value-type="string">
            <text:p>[Daniel, Miguel]</text:p>
          </table:table-cell>
          <table:table-cell office:value-type="string">
            <text:p>calamares</text:p>
          </table:table-cell>
          <table:table-cell office:value-type="string">
            <text:p>tarta</text:p>
          </table:table-cell>
          <table:table-cell office:value-type="string">
            <text:p>chuleton</text:p>
          </table:table-cell>
          <table:table-cell table:number-columns-repeated="2"/>
        </table:table-row>
        <table:table-row>
          <table:table-cell office:value-type="string">
            <text:p>Erreleku</text:p>
          </table:table-cell>
          <table:table-cell office:value-type="string">
            <text:p>Cordovilla 45</text:p>
          </table:table-cell>
          <table:table-cell office:value-type="string">
            <text:p>Comunidad Foral de Navarra</text:p>
          </table:table-cell>
          <table:table-cell office:value-type="string">
            <text:p>Navarra</text:p>
          </table:table-cell>
          <table:table-cell office:value-type="string">
            <text:p>[ivan]</text:p>
          </table:table-cell>
          <table:table-cell office:value-type="string">
            <text:p>ensalada</text:p>
          </table:table-cell>
          <table:table-cell office:value-type="string">
            <text:p>ventresca con aceitillo</text:p>
          </table:table-cell>
          <table:table-cell office:value-type="string">
            <text:p>butifarra</text:p>
          </table:table-cell>
          <table:table-cell table:number-columns-repeated="2"/>
        </table:table-row>
        <table:table-row>
          <table:table-cell office:value-type="string">
            <text:p>Aintzane</text:p>
          </table:table-cell>
          <table:table-cell office:value-type="string">
            <text:p>Barañain 2</text:p>
          </table:table-cell>
          <table:table-cell office:value-type="string">
            <text:p>Comunidad Foral de Navarra</text:p>
          </table:table-cell>
          <table:table-cell office:value-type="string">
            <text:p>Navarra</text:p>
          </table:table-cell>
          <table:table-cell office:value-type="string">
            <text:p>[Luis]</text:p>
          </table:table-cell>
          <table:table-cell office:value-type="string">
            <text:p>fabada</text:p>
          </table:table-cell>
          <table:table-cell table:number-columns-repeated="4"/>
        </table:table-row>
        <table:table-row table:number-rows-repeated="7">
          <table:table-cell table:number-columns-repeated="10"/>
        </table:table-row>
      </table:table>
      <table:table table:style-name="ta1" table:name="Restaurantes">
        <table:table-column/>
        <table:table-column/>
        <table:table-column/>
        <table:table-column/>
        <table:table-column/>
        <table:table-row>
          <table:table-cell office:value-type="string">
            <text:p>Goiko</text:p>
          </table:table-cell>
          <table:table-cell office:value-type="string">
            <text:p>Paseo Sarasate 1</text:p>
          </table:table-cell>
          <table:table-cell office:value-type="string">
            <text:p>Comunidad Foral de Navarra</text:p>
          </table:table-cell>
          <table:table-cell office:value-type="string">
            <text:p>Navarra</text:p>
          </table:table-cell>
          <table:table-cell office:value-type="string">
            <text:p>[ivan]</text:p>
          </table:table-cell>
        </table:table-row>
        <table:table-row>
          <table:table-cell office:value-type="string">
            <text:p>Bodeguita</text:p>
          </table:table-cell>
          <table:table-cell office:value-type="string">
            <text:p>Calle mayor 89</text:p>
          </table:table-cell>
          <table:table-cell office:value-type="string">
            <text:p>Comunidad Foral de Navarra</text:p>
          </table:table-cell>
          <table:table-cell office:value-type="string">
            <text:p>Navarra</text:p>
          </table:table-cell>
          <table:table-cell office:value-type="string">
            <text:p>[Alex]</text:p>
          </table:table-cell>
        </table:table-row>
        <table:table-row>
          <table:table-cell office:value-type="string">
            <text:p>Asador mutiloa</text:p>
          </table:table-cell>
          <table:table-cell office:value-type="string">
            <text:p>Zizur 26</text:p>
          </table:table-cell>
          <table:table-cell office:value-type="string">
            <text:p>Comunidad Foral de Navarra</text:p>
          </table:table-cell>
          <table:table-cell office:value-type="string">
            <text:p>Navarra</text:p>
          </table:table-cell>
          <table:table-cell office:value-type="string">
            <text:p>[Alex, Miguel]</text:p>
          </table:table-cell>
        </table:table-row>
        <table:table-row table:number-rows-repeated="8">
          <table:table-cell table:number-columns-repeated="5"/>
        </table:table-row>
      </table:table>
      <table:table table:style-name="ta2" table:name="Pubs">
        <table:table-column/>
        <table:table-column/>
        <table:table-column/>
        <table:table-column/>
        <table:table-column/>
        <table:table-row>
          <table:table-cell office:value-type="string">
            <text:p>Kaixo</text:p>
          </table:table-cell>
          <table:table-cell office:value-type="string">
            <text:p>Calle almendra 3</text:p>
          </table:table-cell>
          <table:table-cell office:value-type="string">
            <text:p>Comunidad Foral de Navarra</text:p>
          </table:table-cell>
          <table:table-cell office:value-type="string">
            <text:p>Navarra</text:p>
          </table:table-cell>
          <table:table-cell office:value-type="string">
            <text:p>[ivan]</text:p>
          </table:table-cell>
        </table:table-row>
        <table:table-row>
          <table:table-cell office:value-type="string">
            <text:p>Irish</text:p>
          </table:table-cell>
          <table:table-cell office:value-type="string">
            <text:p>Esquiroz 54</text:p>
          </table:table-cell>
          <table:table-cell office:value-type="string">
            <text:p>Comunidad Foral de Navarra</text:p>
          </table:table-cell>
          <table:table-cell office:value-type="string">
            <text:p>Navarra</text:p>
          </table:table-cell>
          <table:table-cell office:value-type="string">
            <text:p>[Oscar, Miguel]</text:p>
          </table:table-cell>
        </table:table-row>
        <table:table-row>
          <table:table-cell office:value-type="string">
            <text:p>Canalla</text:p>
          </table:table-cell>
          <table:table-cell office:value-type="string">
            <text:p>Calle extintor 45</text:p>
          </table:table-cell>
          <table:table-cell office:value-type="string">
            <text:p>Comunidad Foral de Navarra</text:p>
          </table:table-cell>
          <table:table-cell office:value-type="string">
            <text:p>Navarra</text:p>
          </table:table-cell>
          <table:table-cell office:value-type="string">
            <text:p>[Oscar]</text:p>
          </table:table-cell>
        </table:table-row>
        <table:table-row>
          <table:table-cell office:value-type="string">
            <text:p>La Esquina</text:p>
          </table:table-cell>
          <table:table-cell office:value-type="string">
            <text:p>PLaza del castillo 69</text:p>
          </table:table-cell>
          <table:table-cell office:value-type="string">
            <text:p>Comunidad Foral de Navarra</text:p>
          </table:table-cell>
          <table:table-cell office:value-type="string">
            <text:p>Navarra</text:p>
          </table:table-cell>
          <table:table-cell office:value-type="string">
            <text:p>[Oscar, Miguel]</text:p>
          </table:table-cell>
        </table:table-row>
        <table:table-row table:number-rows-repeated="7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4rc2</meta:generator>
  </office:meta>
</office:document-meta>
</file>